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nitialize user profile</text:span></text:p>
      <text:p text:style-name="P1"><text:span text:style-name="T1">Initialize chatbot with NLP capabilities</text:span></text:p>
      <text:p text:style-name="P1"><text:span text:style-name="T1">Initialize everything needed</text:span></text:p>
      <text:p text:style-name="P1"><text:span text:style-name="T1">While user is active:</text:span></text:p>
      <text:p text:style-name="P1"><text:span text:style-name="T1"><text:tab/>Daily check-in with user</text:span></text:p>
      <text:p text:style-name="P1"><text:span text:style-name="T1"><text:tab/><text:tab/>Record mood and provide assistance or support</text:span></text:p>
      <text:p text:style-name="P1"><text:span text:style-name="T1"><text:tab/>Prompt user to input their mental health concerns</text:span></text:p>
      <text:p text:style-name="P1"><text:span text:style-name="T1"><text:tab/><text:tab/>Chatbot analyzes input and Displays relevant resources</text:span></text:p>
      <text:p text:style-name="P1"><text:span text:style-name="T1"><text:tab/><text:tab/>If user indicates distress:</text:span></text:p>
      <text:p text:style-name="P1"><text:span text:style-name="T1"><text:tab/><text:tab/><text:tab/>Connect user to professional help</text:span></text:p>
      <text:p text:style-name="P1"><text:span text:style-name="T1"><text:tab/><text:tab/>Else</text:span></text:p>
      <text:p text:style-name="P1"><text:span text:style-name="T1"><text:tab/><text:tab/><text:tab/>Display AI-generated personal advice</text:span></text:p>
      <text:p text:style-name="P1"><text:span text:style-name="T1"><text:tab/><text:tab/>If user wants community support:</text:span></text:p>
      <text:p text:style-name="P1"><text:span text:style-name="T1"><text:tab/><text:tab/><text:tab/>Connect user to support groups</text:span></text:p>
      <text:p text:style-name="P1"><text:span text:style-name="T1"><text:tab/><text:tab/>Else</text:span></text:p>
      <text:p text:style-name="P1"><text:span text:style-name="T1"><text:tab/><text:tab/><text:tab/>Display AI-generated personal advice</text:span></text:p>
      <text:p text:style-name="P1"><text:span text:style-name="T1">Save user interactions to improve future respons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